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1.351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8118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0.8472in"/>
    </style:style>
    <style:style style:name="co15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ion ID</text:p>
          </table:table-cell>
          <table:table-cell office:value-type="string" calcext:value-type="string">
            <text:p>Simplied reac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wd Rxn</text:p>
          </table:table-cell>
          <table:table-cell office:value-type="string" calcext:value-type="string">
            <text:p>Rev Rxn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Substrate I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F+EGFR&lt;-&gt;EGF: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+ B ↔ 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F:EGFR + RAS-GDP -&gt; EGF:EGFR + RAS-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+ C → M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-GTP + RAF-off -&gt; RAS-GDP + RAF-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+ D → C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S GDP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-on -&gt; RAF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 → 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F off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F-on + MEK-off -&gt; RAF-on + MEK-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 + J → K +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K on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K-on-&gt;MEK-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→ 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K off</text:p>
          </table:table-cell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K-on+ERK-off -&gt; ERK-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+ F →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ACE off</text:p>
          </table:table-cell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K-on-&gt;ERK-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→ 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GFR TGFA</text:p>
          </table:table-cell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K-on + TACE-off -&gt;TACE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+ G → 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K o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FA+EGF &lt;-&gt; EGFR-TGF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 + A ↔ 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K off</text:p>
          </table:table-cell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FR-TACE -&gt; 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F on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-GDP -&gt; 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 GTP</text:p>
          </table:table-cell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K-on + RAS-GTP -&gt; ERK-on + RAS-GD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+ L → I + 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F EGFR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 -&gt; TACE-of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→ 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CE o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 -&gt; EGF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→ 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FR-TACE + RAS-GDP -&gt; EGFR-TACE + RAS-GT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+C → H + 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→ EG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→ A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E-on → TACE-on + TGF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→ N + O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... changes rate of 7 (MEK-on+ERK-off -&gt; ERK-o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 + I → P + F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... changes rate of 5 (RAF-on + MEK-off -&gt; RAF-on + MEK-o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 + E → R + 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Gef:EGFR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M... changes rate of 3 (RAS-GTP + RAF-off -&gt; RAS-GDP + RAF-on )(only acts on cRAF, small rat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 + K → R + D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f... changes rate of 1 (EGF+EGFR&lt;-&gt;EGF:EGFR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+B ↔ T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MRate... multiply by some constant to lower rate of 17 (0 → EGF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MRate... multiply by some (different) constant to lower rate of 18 (0 → EGF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SRate... multiply by some constant to lower rate of 18 (TACE-on → TACE-on + TGFA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6:52:55.351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meta:creation-date>2014-11-13T00:23:27</meta:creation-date>
    <dc:date>2014-11-13T16:54:30.293354000</dc:date>
    <meta:generator>LibreOffice/4.3.0.4$MacOSX_x86 LibreOffice_project/62ad5818884a2fc2e5780dd45466868d41009ec0</meta:generator>
    <meta:editing-duration>PT17M</meta:editing-duration>
    <meta:editing-cycles>5</meta:editing-cycles>
    <meta:document-statistic meta:table-count="1" meta:cell-count="237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